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fr" fo:country="FR"/>
    </style:style>
    <style:style style:name="T3" style:parent-style-name="DefaultParagraphFont" style:family="text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T8" style:parent-style-name="Hyperlink" style:family="text">
      <style:text-properties style:font-name-complex="Segoe UI" fo:color="#0366D6" fo:background-color="#FFFFFF"/>
    </style:style>
  </office:automatic-styles>
  <office:body>
    <office:text text:use-soft-page-breaks="true">
      <text:p text:style-name="P1">Hergün karşımıza çıkan bir problem vardır.<text:s/><text:span text:style-name="T2">Çok önemsiz gibi gözükse de bizi yorar ve sinirlendirir. Bu sorun akşam televizyonun başına geçtiğinizde kanalı değiştirmek ya da sesi kısmak</text:span><text:span text:style-name="T3"><text:s/>için kumandayı uzanacakken kumandayı bulamamamızdır. Bu her akşam başımıza gelebiliyor ve en az 5 dakikamız kumandayı ararayarak ve sinirlenerek geçiyor.</text:span></text:p>
      <text:p text:style-name="P4">İşte bu yüzden bu projeyi yapmaya karar verdim ve daha şimdilik ilk versiyonu olduğundan sadece var<text:s/>olan üç komudu kontrol edebiliyor.</text:p>
      <text:p text:style-name="P5"/>
      <text:p text:style-name="P6">Arduino Uno ile gerçekleştirdiğim bu projede kullandığım en önemli bileşenler ir led ve ses sensörüdür. IR led sayesinde kaydedilmiş olan sinyali cihaza göndermeye yarar. Ses sensörü sayesinde ortamdaki ses artışlarını<text:s/>takip etmeye yarar. Bu projenin genel işleyişi şu şekilde:</text:p>
      <text:p text:style-name="P7">İlk olarak kontrol etmek istediğimiz cihazın kumanda tuşlarını tanımlıyoruz. Ardından ses sensörü ortamdaki ses artışını dinlemeye başlar. ses duyduktan sonra;</text:p>
      <text:p text:style-name="Standard">- Bir kere ses algılarsa ilk tanımladığınız komut</text:p>
      <text:p text:style-name="Standard">- İki kere ses algılarsa ikinci tanımladığımız komut</text:p>
      <text:p text:style-name="Standard">- Üç kere veya daha algılarsa üçüncü tanımladığımız komut çalışır. Bu sayede istediğimiz cihazı kontrol edebiliyorsunuz.</text:p>
      <text:p text:style-name="Standard">Kullanılan malzelemeler:</text:p>
      <text:p text:style-name="Standard">-<text:s/><text:a xlink:href="https://www.amazon.com/Open-Source-Arduino-Connector-Batteries-Included/dp/B01M1YIL43" office:target-frame-name="_top" xlink:show="replace"><text:span text:style-name="Hyperlink">Arduino Uno R3 Clone</text:span></text:a></text:p>
      <text:p text:style-name="Standard">-<text:s/><text:a xlink:href="https://www.amazon.com/DAOKI-Sensitivity-Microphone-Detection-Arduino/dp/B00XT0PH10/ref=sr_1_1_sspa?crid=2NOI9O56FMRCD&amp;keywords=sound+sensor&amp;qid=1578605205&amp;s=electronics&amp;sprefix=sound+sens%2Celectronics%2C324&amp;sr=1-1-spons&amp;psc=1&amp;spLa=ZW5jcnlwdGVkUXVhbGlmaWVyPUExTDFWRjJXMEtBOTgwJmVuY3J5cHRlZElkPUEwMjc1MTk0QlE4NkFDQkJEVzRWJmVuY3J5cHRlZEFkSWQ9QTAxOTc3MDYzQU1WVTNXV1Q2R0RVJndpZGdldE5hbWU9c3BfYXRmJmFjdGlvbj1jbGlja1JlZGlyZWN0JmRvTm90TG9nQ2xpY2s9dHJ1ZQ==" office:target-frame-name="_top" xlink:show="replace"><text:span text:style-name="Hyperlink">Ses Sensörü</text:span></text:a></text:p>
      <text:p text:style-name="Standard">-<text:s/><text:a xlink:href="https://www.amazon.com/Infrared-Lighting-Electronics-Components-Emitting/dp/B01BVGIZGC/ref=sr_1_3?keywords=ir+led&amp;qid=1578605466&amp;sr=8-3" office:target-frame-name="_top" xlink:show="replace"><text:span text:style-name="Hyperlink">IR Led</text:span></text:a></text:p>
      <text:p text:style-name="Standard">-<text:s/><text:a xlink:href="https://www.amazon.com/ELEGOO-Electronics-Component-resistors-Potentiometer/dp/B01ERPXFZK/ref=sr_1_5?keywords=resistors&amp;qid=1578605504&amp;sr=8-5" office:target-frame-name="_top" xlink:show="replace"><text:span text:style-name="Hyperlink">Dirençler (10k and 330 ohm) &amp;&amp; Led &amp;&amp; Potansiyometre</text:span></text:a></text:p>
      <text:p text:style-name="Standard">-<text:s/><text:a xlink:href="https://www.amazon.com/Infrared-Receiver-Controlled-Electronic-Circuits/dp/B006OAHKEE/ref=sr_1_17?keywords=ir+receiver+arduino&amp;qid=1578606677&amp;sr=8-17" office:target-frame-name="_top" xlink:show="replace"><text:span text:style-name="Hyperlink">IR Alıcı</text:span></text:a></text:p>
      <text:p text:style-name="Standard">-<text:s/><text:a xlink:href="https://www.amazon.com/Arducam-Display-Controller-Character-Backlight/dp/B01N5I8KCS/ref=sr_1_2?keywords=LCD+screen+%282x16%29&amp;qid=1578606754&amp;sr=8-2" office:target-frame-name="_top" xlink:show="replace"><text:span text:style-name="Hyperlink">LCD Ekran (2x16)</text:span></text:a></text:p>
      <text:p text:style-name="Standard"/>
      <text:p text:style-name="Standard"/>
      <text:p text:style-name="Standard">Kullanılan kütüphane:</text:p>
      <text:p text:style-name="Standard">-<text:s/><text:a xlink:href="https://github.com/z3t0/Arduino-IRremote.git" office:target-frame-name="_top" xlink:show="replace"><text:span text:style-name="T8">IRremote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rkan.shnn@gmail.com</dc:creator>
    <meta:creation-date>2020-01-11T12:42:00Z</meta:creation-date>
    <dc:date>2020-01-11T16:02:00Z</dc:date>
    <meta:template xlink:href="Normal.dotm" xlink:type="simple"/>
    <meta:editing-cycles>2</meta:editing-cycles>
    <meta:editing-duration>PT3720S</meta:editing-duration>
    <meta:document-statistic meta:page-count="1" meta:paragraph-count="5" meta:word-count="390" meta:character-count="2608" meta:row-count="18" meta:non-whitespace-character-count="2223"/>
  </office:meta>
</office:document-meta>
</file>